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d3118"/>
    </style:style>
    <style:style style:name="P2" style:family="paragraph" style:parent-style-name="Standard">
      <style:text-properties officeooo:paragraph-rsid="001e1f9a"/>
    </style:style>
    <style:style style:name="T1" style:family="text">
      <style:text-properties officeooo:rsid="001d31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ng Me Up in a Bottle</text:p>
      <text:p text:style-name="Standard"/>
      <text:p text:style-name="Standard">Adrian van Gebze is a carpenter. <text:span text:style-name="T1">Of course</text:span> most people know him better as the CEO of a rather large pharmaceutical company with significant holdings in the field of cutting-edge medical devices. Being that he personally owns a controlling interest in the company's stock, not to mention a number of the core patents in its portfolio, it is only natural that he is also the chairman of its board of directors. But his hobby is wood working. </text:p>
      <text:p text:style-name="Standard"/>
      <text:p text:style-name="Standard">Unfortunately, Mr. Van Gebze is almost unbelievably clumsy, and whenever he even goes near a power tool, it seems he somehow manages to lop off another digit or limb. Luckily, his doctors are very good.</text:p>
      <text:p text:style-name="Standard"/>
      <text:p text:style-name="Standard">Not only are they good, they are getting better all the time. Their knowledge and surgical skills are advancing in step with the rapid pace of technical innovation reflected in the prosthetic devices he regularly requires. This relentless pace of progress is evidenced by the fact that each time it happens, as it frequently does, that an artificial, rather than a natural appendage gets tangled up in the band-saw, his doctors reliably manage to pull off another tour de force of surgical virtuosity by installing a newer model that represents a quantum leap forward in engineering subtlety and sophistication.</text:p>
      <text:p text:style-name="Standard"/>
      <text:p text:style-name="Standard">For example, one month after Adrian's first belt sander was installed in the rooftop studio of his penthouse in Boston, the doctors fitted the stump of his right arm with a simple claw which he operated mechanically by rolling his shoulders to adjust the tension on a strap passing across his back and down his sleeve. Less than a decade later he was sporting a surgically integrated and fully robotic "toast rack," which employed an array of embedded microprocessors to interpret signals received directly from the nerves in his shoulder, and afforded him sufficient dext<text:span text:style-name="T1">e</text:span>rity, not only to butter his own toast, but to turn walnut salad bowls on his lathe for nearly ten months without incident.</text:p>
      <text:p text:style-name="Standard"/>
      <text:p text:style-name="Standard">And all that was before the revolution in nano-engineering really got going. The suit of arms and legs he has been wearing since his latest mishap, which occurred, curiously enough, not in his own workshop, but in a small antiques shop in Tokyo while negotiating the purchase of a 16th century five-body katana to add to his extensive collection of medieval japanese armor, is built from the bottom up. Its "musculature" is constructed--some would say grown--over an armature of rigid, but impact</text:p>
      <text:p text:style-name="P1">absorb<text:span text:style-name="T1">e</text:span>nt hollow tubing that doubles as an incubator and life support system for cultures of his own salvaged bone marrow. The material from which these artificial muscles are largely composed provides a whole textbook's worth of illustrations of the latest nano-engineering techniques ranging over the the full gambit <text:span text:style-name="T1">of subdisciplines</text:span>.</text:p>
      <text:p text:style-name="Standard"/>
      <text:p text:style-name="P1">First of all, it's bulk substance is composed of nested carbon nano-tubes capable of extending and collapsing like the antenna on a portable radio. Self-assembling bundles of these fibers form themselves into long, flexible rods which are able to translate rotary motion into a collective extensions and contractions. Embedded in this matrix of "muscle fibers" are millions of cell-sized bioreactors that use genetically modified bacteria to convert sugars delivered via the blood stream (supplemented with direct injections of high-fructose corn syrup) into a synthetic, benzine-like hydrocarbon which, in turn is used to fuel the millions of pore-sized internal combustion engines that power the whole apparatus with nearly one and a half times the efficiency our own <text:span text:style-name="T1">natural </text:span>muscles achieve using ATP. Finally, replacement parts for these micro motors are manufactured in one of the interchangeable attachments connected to his state of the art left kidney, and delivered as needed along the same magneto-chemical pathways that are used to guide the miles of ultra-fine fiber-optic cables, which constitute the physical aspect of the unit's nervous system, to their various destinations throughout <text:span text:style-name="T1">his</text:span> artificial extremities. </text:p>
      <text:p text:style-name="Standard"/>
      <text:p text:style-name="P1"><text:soft-page-break/>This newest set of limbs is so advanced, in fact, that Adrian himself claims they are indistinguishable from the ones he was born with. (Except for the color, the small radiator grilles protruding from his shins an forearms, and the carbon-monoxide emissions, obviously.)</text:p>
      <text:p text:style-name="Standard"/>
      <text:p text:style-name="Standard">It could be argued, and in fact it has been, that it is so long since Jack was acquainted with the limbs he was born with that his recollections are irretrievably flawed as a basis of comparison. Obviously his own subjective bodily experience can not be verified empirically, but having personally watched him pick a lily out of a bag of tulips by touch, I for one, am inclined to believe him.</text:p>
      <text:p text:style-name="Standard"/>
      <text:p text:style-name="P2">There is, however, a more substantial objection to Adrian's assessment of functional equivalence among his old and new appendages. It stems from the fact that several months prior to his somewhat heated exchange with Mr. Yamamoto, Adrian's brain-stem, as well as a ten centimeter section of his spinal column and a substantial portion of his cerebellum had to be replaced with a sophisticated computer simulation, when they were abruptly displaced by a similar volume of exotic brazilian teak and a pair of tremendously costly dental implants, following a particularly nasty kick-back from his table saw.</text:p>
      <text:p text:style-name="Standard"/>
      <text:p text:style-name="Standard">Because there has never been any natural physical connection between Adrian's new extremities and the "thinking part" of his brain, the skeptics argue, whatever he may be feeling, it isn't his arms and legs; it is simply whatever the software happens to be telling him to feel. There is an obvious difference, they say, between a simulation of a thing and the thing itself, and we must be careful not to fall into the trap of mistaking one for the other. Frankly, this seems a little disingenuous to me--ding an sich, indeed,--but in fact, they actually do have a point.</text:p>
      <text:p text:style-name="Standard"/>
      <text:p text:style-name="Standard">It is fairly common to speak casually of signals, or "messages" being "transmitted" by the sense organs and passed up along the afferent pathways of the peripheral nervous system via the spinal chord to the brain, and of "responses" being sent back down along the efferent pathways to the muscles and organs. When we try to visualize this "communication" taking place, we tend to imagine bundles of neuronal axons functioning in very much the same way as the fiber-optic cables in Adrian's robotic parts do, as fairly straight-forward data conduits. In reality, the situation is rather more involved than that.</text:p>
      <text:p text:style-name="Standard"/>
      <text:p text:style-name="Standard">At every stage of its journey, the "signal" is divided and transformed as the dendrites of individual neurons accumulate enough activation from upstream to achieve their threshold potential and add their own contribution to the cascade of axonal de-ionization that flows toward the spinal chord like a spring flood out of the mountains. Not only are the interactions at this scale modulated and attenuated chemically by the presence and concentration of dozens of hormones and neurotransmitters, but the local concentration gradients of these hormones, in fact the entire chemical environment, is altered in turn in response to each neuron's firing. Add to this the fact that the particular interconnections among individual neurons are not static, but in a state of constant flux as new connections are formed in response to stimulus and old ones die out through disuse, the conduit metaphor for communication begins to become stretched pretty thin.</text:p>
      <text:p text:style-name="Standard"/>
      <text:p text:style-name="Standard">By the time this wave of activity finally reaches the spinal chord, the actual signal being conveyed bears little resemblance at all to the pattern of activation originally induced in the sensory neurons, but this degree of complexity is trivial in comparison to what comes next. </text:p>
      <text:p text:style-name="Standard"/>
      <text:p text:style-name="Standard">The spinal chord itself is far more than just a relay. If we are to persist in treating it's essential character in terms of communication, we must consider its role as being more akin to the enormous BNP routers of the internet's backbone (as backward as that analogy might seem). Besides forwarding communications (notice I do not say "signals") to the brain, it also routes information back out to the <text:soft-page-break/>somatic subsystems of the PNS that both effect and are affected by everything from respiration and heart rate to appetite and insulin production.</text:p>
      <text:p text:style-name="Standard"/>
      <text:p text:style-name="Standard">The job the software that bridges the void in this system, then, is not so much to pass messages, but to calculate the overall behavior of the missing segments, and effect the appropriate modifications of the local chemical environments at each end. In carrying out these bafflingly convoluted and interdependent computations, it is not altogether implausible that there could be serious deficiencies with the actual data model for which the software is somehow able to compensate, in effect, by lying to the sensory-motor cortex. In fact, in a certain sense, this is certainly the case. It was, after all, the fact that the signal processing demands of such a large chunk of replacement brain tissue were so great that the engineers were left no choice but to opt for a software solution in the first place. Even at the remarkably advanced stage in the development of material science that our nano-technologists have achieved, they are still far from developing an interchangeable physical analogue of a neuron at the scale of biochemical interactions with it's neighbors. Instead, the system must model these interactions mathematically in order to calculate how the missing neurons would have behaved under various and changing conditions, as given by the current constellation of inputs from the extremities, and then instruct the hardware to induce the appropriate firings and adjust the chemical environment accordingly, from moment to moment, at the other end, and there are hard limits to what can be known about the state of any physical system.</text:p>
      <text:p text:style-name="Standard"/>
      <text:p text:style-name="Standard">At the level of the functions which the brain stem and cerebellum are called on to perform, the power consumption alone, let alone the computational demands, so far outstrip what any onboard system could possibly provide that these subsystems must be simulated remotely, on a fairly potent supercomputing cluster at a datacenter in the Midwest.</text:p>
      <text:p text:style-name="Standard"/>
      <text:p text:style-name="Standard">What is at issue, then, boils down to the question of whether the role the hardware plays is functionally equivalent to that of the wetware it replaces. But even the term "functional equivalence" itself, in this context, is extraordinarily difficult to pin down. In a sense, Adrian's original hook-and-claw</text:p>
      <text:p text:style-name="Standard"/>
      <text:p text:style-name="Standard"/>
      <text:p text:style-name="Standard"/>
      <text:p text:style-name="Standard">It is in some ways analogous to its conventional application in the field of literary translation, where it refers to the choice of wording which best preserves the idea or intensional state expressed, often at the expense of word for word fidelity to the text in the original language. </text:p>
      <text:p text:style-name="Standard"/>
      <text:p text:style-name="Standard">Adrian not bothered, joke at parties.</text:p>
      <text:p text:style-name="Standard"/>
      <text:p text:style-name="Standard">Complications. Creeping necrosis of brain tissue.</text:p>
      <text:p text:style-name="Standard"/>
      <text:p text:style-name="Standard">Prognosis and court cas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07:46:44.353769823</meta:creation-date>
    <dc:date>2014-12-21T08:30:41.592779546</dc:date>
    <meta:editing-duration>PT13M36S</meta:editing-duration>
    <meta:editing-cycles>2</meta:editing-cycles>
    <meta:generator>LibreOffice/4.2.7.2$Linux_X86_64 LibreOffice_project/420m0$Build-2</meta:generator>
    <meta:document-statistic meta:table-count="0" meta:image-count="0" meta:object-count="0" meta:page-count="3" meta:paragraph-count="23" meta:word-count="1771" meta:character-count="10865" meta:non-whitespace-character-count="9117"/>
  </office:meta>
</office:document-meta>
</file>